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08C57CDA88869B8A4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normal" style:font-weight-asian="normal" style:font-weight-complex="normal"/>
    </style:style>
    <style:style style:name="P3" style:family="paragraph" style:parent-style-name="Preformatted_20_Text">
      <style:paragraph-properties fo:margin-top="0cm" fo:margin-bottom="0.499cm" loext:contextual-spacing="false"/>
    </style:style>
    <style:style style:name="P4" style:family="paragraph" style:parent-style-name="Heading_20_3">
      <style:paragraph-properties fo:text-align="justify" style:justify-single-word="false"/>
    </style:style>
    <style:style style:name="P5" style:family="paragraph" style:parent-style-name="Heading_20_3">
      <style:paragraph-properties fo:text-align="justify" style:justify-single-word="false"/>
      <style:text-properties officeooo:paragraph-rsid="0021164a"/>
    </style:style>
    <style:style style:name="P6" style:family="paragraph" style:parent-style-name="Text_20_body">
      <style:paragraph-properties fo:text-align="justify" style:justify-single-word="false"/>
    </style:style>
    <style:style style:name="P7" style:family="paragraph" style:parent-style-name="Text_20_body" style:list-style-name="L1"/>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officeooo:paragraph-rsid="0021164a" style:font-weight-asian="normal" style:font-weight-complex="normal"/>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paragraph-properties fo:margin-top="0cm" fo:margin-bottom="0.499cm" loext:contextual-spacing="false"/>
    </style:style>
    <style:style style:name="P12" style:family="paragraph" style:parent-style-name="Heading_20_2">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T1"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5" style:family="text">
      <style:text-properties fo:color="#000000" style:text-outline="false" style:text-line-through-style="none" style:text-line-through-type="none" style:font-name="Calibri" fo:font-style="normal" fo:text-shadow="none" style:text-underline-style="none" fo:font-weight="bold" style:font-size-asian="11pt" style:font-style-asian="normal" style:font-weight-asian="bold" style:text-emphasize="none"/>
    </style:style>
    <style:style style:name="T6" style:family="text">
      <style:text-properties fo:color="#000000" style:text-outline="false" style:text-line-through-style="none" style:text-line-through-type="none" style:font-name="Calibri" fo:font-size="12pt" fo:font-style="normal" fo:text-shadow="none" style:text-underline-style="none" fo:font-weight="bold" style:font-size-asian="11pt" style:font-style-asian="normal" style:font-weight-asian="bold" style:font-weight-complex="600" style:text-emphasize="none"/>
    </style:style>
    <style:style style:name="T7" style:family="text">
      <style:text-properties fo:color="#000000" style:text-outline="false" style:text-line-through-style="none" style:text-line-through-type="none" style:font-name="Calibri" fo:font-size="12pt" fo:font-style="normal" fo:text-shadow="none" style:text-underline-style="none" style:font-size-asian="11pt" style:font-style-asian="normal" style:text-emphasize="none"/>
    </style:style>
    <style:style style:name="T8" style:family="text">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weight-complex="bold" style:text-emphasize="none"/>
    </style:style>
    <style:style style:name="T9" style:family="text">
      <style:text-properties fo:color="#000000" style:text-outline="false" style:text-line-through-style="none" style:text-line-through-type="none" fo:font-size="11pt" fo:font-style="normal" fo:text-shadow="none" style:text-underline-style="none" style:font-size-asian="11pt" style:font-style-asian="normal" style:text-emphasize="none"/>
    </style:style>
    <style:style style:name="T10"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weight-complex="normal" style:text-emphasize="none"/>
    </style:style>
    <style:style style:name="T11" style:family="text">
      <style:text-properties fo:color="#000000" style:text-outline="false" style:text-line-through-style="none" style:text-line-through-type="none" fo:font-style="normal" fo:text-shadow="none" style:text-underline-style="none" fo:font-weight="bold" style:font-size-asian="11pt" style:font-style-asian="normal" style:font-weight-asian="bold" style:text-emphasize="none"/>
    </style:style>
    <style:style style:name="T12" style:family="text">
      <style:text-properties fo:color="#000000" style:text-outline="false" style:text-line-through-style="none" style:text-line-through-type="none" fo:font-size="12pt" fo:font-style="normal" fo:text-shadow="none" style:text-underline-style="none" fo:font-weight="bold" style:font-size-asian="11pt" style:font-style-asian="normal" style:font-weight-asian="bold" style:font-weight-complex="600" style:text-emphasize="none"/>
    </style:style>
    <style:style style:name="T13" style:family="text">
      <style:text-properties officeooo:rsid="0016eabf"/>
    </style:style>
    <style:style style:name="T14" style:family="text">
      <style:text-properties fo:font-weight="bold" style:font-weight-asian="bold" style:font-weight-complex="bold"/>
    </style:style>
    <style:style style:name="T15" style:family="text">
      <style:text-properties fo:font-weight="bold" officeooo:rsid="0016eabf"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5">Q28.</text:span><text:span text:style-name="T13"> </text:span><text:span text:style-name="T3">When Merge conflicts occurs and how you will resolve.</text:span></text:p>
      <text:p text:style-name="Standard"><text:span text:style-name="T3"/></text:p>
      <text:p text:style-name="Heading_20_2"><text:span text:style-name="T3">How a Merge Conflict Occurs</text:span></text:p>
      <text:p text:style-name="P6"><text:span text:style-name="T3"><text:tab/></text:span>In Git, <text:span text:style-name="T14">"merging"</text:span> is the act of integrating another branch into your current working branch. You're taking changes from another context (that's what a branch effectively is: a context) and combine them with your current working files.</text:p>
      <text:p text:style-name="P6"><text:tab/>A great thing about having Git as your version control system is that it makes merging extremely easy: in most cases, Git will figure out how to integrate new changes.</text:p>
      <text:p text:style-name="P6"><text:tab/>However, there's a handful of situations where you might have to step in and tell Git what to do. Most notably, this is when changing the same file. Even in this case, Git will most likely be able to figure it out on its own. But if two people changed the same lines in that same file, or if one person decided to delete it while the other person decided to modify it, Git simply cannot know what is correct. Git will then mark the file as having a conflict - which you'll have to solve before you can continue your work.</text:p>
      <text:p text:style-name="Heading_20_2"><text:span text:style-name="T3">How to Solve a Merge Conflict</text:span></text:p>
      <text:p text:style-name="P13"><text:span text:style-name="T4"><text:tab/>When faced with a merge conflict, the first step is to understand what happened. E.g.: Did one of your colleagues edit the same file on the same lines as you? Did he delete a file that you modified? Did you both add a file with the same name?<text:line-break/>Git will tell you that you have "unmerged paths" (which is just another way of telling you that you have one or more conflicts) via </text:span><text:span text:style-name="T3">"git status":</text:span></text:p>
      <text:p text:style-name="P13"><text:span text:style-name="T3"/></text:p>
      <text:p text:style-name="P2"><text:span text:style-name="Source_20_Text"><text:span text:style-name="T8">$ git status</text:span></text:span></text:p>
      <text:p text:style-name="Preformatted_20_Text"><text:span text:style-name="Source_20_Text"># On branch contact-form</text:span></text:p>
      <text:p text:style-name="Preformatted_20_Text"><text:span text:style-name="Source_20_Text"># You have unmerged paths.</text:span></text:p>
      <text:p text:style-name="Preformatted_20_Text"><text:span text:style-name="Source_20_Text"># <text:s text:c="2"/>(</text:span><text:span text:style-name="Source_20_Text"><text:span text:style-name="T14">fix conflicts and run "git commit")</text:span></text:span></text:p>
      <text:p text:style-name="Preformatted_20_Text"><text:span text:style-name="Source_20_Text">#</text:span></text:p>
      <text:p text:style-name="Preformatted_20_Text"><text:span text:style-name="Source_20_Text"># Unmerged paths:</text:span></text:p>
      <text:p text:style-name="Preformatted_20_Text"><text:span text:style-name="Source_20_Text"># <text:s text:c="2"/>(use "git add &lt;file&gt;..." to mark resolution)</text:span></text:p>
      <text:p text:style-name="Preformatted_20_Text"><text:span text:style-name="Source_20_Text">#</text:span></text:p>
      <text:p text:style-name="Preformatted_20_Text"><text:span text:style-name="Source_20_Text"># <text:s text:c="6"/>both modified: <text:s text:c="2"/>contact.html</text:span></text:p>
      <text:p text:style-name="Preformatted_20_Text"><text:span text:style-name="Source_20_Text">#</text:span></text:p>
      <text:p text:style-name="P3"><text:span text:style-name="Source_20_Text">no changes added to commit (use "git add" and/or "git commit -a")</text:span></text:p>
      <text:p text:style-name="P8"><text:span text:style-name="T3">Now is the time to have a look at the contents of the conflicted file. Git was nice enough to mark the problematic area in the file by enclosing it in "&lt;&lt;&lt;&lt;&lt;&lt;&lt; HEAD" and "&gt;&gt;&gt;&gt;&gt;&gt;&gt; [other/branch/name]".</text:span></text:p>
      <text:p text:style-name="Text_20_body"><draw:frame draw:style-name="fr1" draw:name="Image1" text:anchor-type="as-char" svg:width="18.256cm" svg:height="3.704cm" draw:z-index="0"><draw:image xlink:href="Pictures/10000000000005640000008C57CDA88869B8A496.png" xlink:type="simple" xlink:show="embed" xlink:actuate="onLoad"/></draw:frame> </text:p>
      <text:p text:style-name="Text_20_body"><text:soft-page-break/>The contents after the first marker originate from your current working branch. After the angle brackets, Git tells us where (from which branch) the changes came from. A line with "=======" separates the two conflicting changes.</text:p>
      <text:p text:style-name="Text_20_body">Our job is now to clean up these lines: when we're done, the file should look exactly as we want it to look. It can be necessary to consult the teammate who wrote the conflicting changes to decide which code is finally correct. Maybe it's yours, maybe it's his - or maybe a mixture between the two.</text:p>
      <text:p text:style-name="Text_20_body">Opening the raw file in your editor and cleaning it up there is perfectly valid, but not very comfortable. Using a dedicated merge tool can make this job a great deal easier (if you have one installed...). You can configure your tool of choice using the "git config" command. Consult your tool's documentation for detailed instructions.<text:line-break/>Then, in case of a conflict, you can later invoke it by simply typing "<text:span text:style-name="T14">git mergetool</text:span>".</text:p>
      <text:p text:style-name="P12">How to Undo a Merge</text:p>
      <text:p text:style-name="Text_20_body">You should always keep in mind that you can return to the state before you started the merge at any time. This should give you the confidence that you can't break anything. On the command line, a simple "<text:span text:style-name="T14">git merge --abort"</text:span> will do this for you.</text:p>
      <text:p text:style-name="Text_20_body">In case you've made a mistake while resolving a conflict and realize this only after completing the merge, you can still easily undo it: just roll back to the commit before the merge happened with "<text:span text:style-name="T14">git reset --hard </text:span></text:p>
      <text:p text:style-name="P5"><text:span text:style-name="Source_20_Text"><text:span text:style-name="T12">git rebase</text:span></text:span><text:span text:style-name="T6"> operation</text:span></text:p>
      <text:p text:style-name="P9"><text:span text:style-name="T7"><text:tab/>git-rebase - Reapply commits on top of another base tip</text:span></text:p>
      <text:p text:style-name="P4"><text:span text:style-name="T2">When you perform a</text:span><text:span text:style-name="T3"> </text:span><text:span text:style-name="Source_20_Text"><text:span text:style-name="T8">git rebase</text:span></text:span><text:span text:style-name="T3"> operation</text:span><text:span text:style-name="T2">, you're typically moving commits around. Because of this, you might get into a situation where a merge conflict is introduced. That means that two of your commits modified the same line in the same file, and Git doesn't know which change to apply.</text:span></text:p>
      <text:p text:style-name="P6"><text:span text:style-name="T2"><text:tab/>After you reorder and manipulate commits using </text:span><text:span text:style-name="Source_20_Text"><text:span text:style-name="T10">git rebase</text:span></text:span><text:span text:style-name="T2">, should a merge conflict occur, Git will tell you so with the following message printed to the terminal:</text:span></text:p>
      <text:p text:style-name="P1">error: could not apply fa39187... something to add to patch A</text:p>
      <text:p text:style-name="Preformatted_20_Text"/>
      <text:p text:style-name="Preformatted_20_Text">When you have resolved this problem, run "git rebase --continue".</text:p>
      <text:p text:style-name="Preformatted_20_Text">If you prefer to skip this patch, run "git rebase --skip" instead.</text:p>
      <text:p text:style-name="Preformatted_20_Text">To check out the original branch and stop rebasing, run "git rebase --abort".</text:p>
      <text:p text:style-name="P3">Could not apply fa39187f3c3dfd2ab5faa38ac01cf3de7ce2e841... Change fake file</text:p>
      <text:p text:style-name="P11">Here, Git is telling you which commit is causing the conflict (<text:span text:style-name="Source_20_Text">fa39187</text:span>). You're given three choices:</text:p>
      <text:list xml:id="list5659100711146899622" text:style-name="L1">
        <text:list-item>
          <text:p text:style-name="P10">You can run <text:span text:style-name="Source_20_Text"><text:span text:style-name="T14">git rebase --abort</text:span></text:span> to completely undo the rebase. Git will return you to your branch's state as it was before <text:span text:style-name="Source_20_Text">git rebase</text:span> was called. </text:p>
        </text:list-item>
        <text:list-item>
          <text:p text:style-name="P10">You can run <text:span text:style-name="Source_20_Text"><text:span text:style-name="T14">git rebase --skip</text:span></text:span><text:span text:style-name="T14"> </text:span>to completely skip the commit. That means that none of the changes introduced by the problematic commit will be included. It is very rare that you would choose this option. </text:p>
        </text:list-item>
        <text:list-item>
          <text:p text:style-name="P7"><text:soft-page-break/>You can fix the conflict. </text:p>
        </text:list-item>
      </text:list>
      <text:p text:style-name="Text_20_body">To fix the conflict, you can follow <text:a xlink:type="simple" xlink:href="https://help.github.com/articles/resolving-a-merge-conflict-using-the-command-line" text:style-name="Internet_20_link" text:visited-style-name="Visited_20_Internet_20_Link">the standard procedures for resolving merge conflicts from the command line</text:a>. When you're finished, you'll need to call <text:span text:style-name="Source_20_Text"><text:span text:style-name="T14">git rebase --continue</text:span></text:span> in order for Git to continue processing the rest of the rebase.</text:p>
      <text:p text:style-name="P4"><text:span text:style-name="T3">Competing line change merge conflicts</text:span></text:p>
      <text:p text:style-name="P4"><text:span text:style-name="T2">You can only resolve the merge conflict on GitHub, if your merge conflict is caused by </text:span><text:a xlink:type="simple" xlink:href="https://help.github.com/articles/resolving-a-merge-conflict-using-the-command-line/#competing-line-change-merge-conflicts" text:style-name="Internet_20_link" text:visited-style-name="Visited_20_Internet_20_Link">competing line changes</text:a><text:span text:style-name="T2">, such as when people make different changes to the same line of the same file on different branches in your Git repository. For all other merge conflicts, you must </text:span><text:a xlink:type="simple" xlink:href="https://help.github.com/articles/resolving-a-merge-conflict-using-the-command-line/" text:style-name="Internet_20_link" text:visited-style-name="Visited_20_Internet_20_Link">resolve the merge conflict locally on the command line</text:a><text:span text:style-name="T2">.</text:span></text:p>
      <text:p text:style-name="Heading_20_3"><text:span text:style-name="T3">Removed file merge conflicts</text:span></text:p>
      <text:p text:style-name="Standard"><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4" style:display-name="Heading 4"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1" style:display-name="Heading 1"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2:18:21.911030280</meta:creation-date>
    <dc:date>2017-07-27T13:04:16.015303963</dc:date>
    <meta:editing-duration>PT35M37S</meta:editing-duration>
    <meta:editing-cycles>14</meta:editing-cycles>
    <meta:generator>LibreOffice/5.1.6.2$Linux_X86_64 LibreOffice_project/10m0$Build-2</meta:generator>
    <meta:document-statistic meta:table-count="0" meta:image-count="1" meta:object-count="0" meta:page-count="3" meta:paragraph-count="43" meta:word-count="948" meta:character-count="5311" meta:non-whitespace-character-count="4392"/>
  </office:meta>
</office:document-meta>
</file>